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0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7">
            <text:p>7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0">
            <text:p>2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01">
            <text:p>10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1">
            <text:p>2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158">
            <text:p>158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5">
            <text:p>25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">
            <text:p>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2">
            <text:p>1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59">
            <text:p>759</text:p>
          </table:table-cell>
          <table:table-cell table:style-name="ce22" office:value-type="float" office:value="37">
            <text:p>37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4">
            <text:p>1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786">
            <text:p>3786</text:p>
          </table:table-cell>
          <table:table-cell table:style-name="ce22" office:value-type="float" office:value="405">
            <text:p>405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6">
            <text:p>56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3">
            <text:p>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982">
            <text:p>1982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16">
            <text:p>16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79">
            <text:p>1579</text:p>
          </table:table-cell>
          <table:table-cell table:style-name="ce22" office:value-type="float" office:value="93">
            <text:p>9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981">
            <text:p>4981</text:p>
          </table:table-cell>
          <table:table-cell table:style-name="ce22" office:value-type="float" office:value="217">
            <text:p>217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767">
            <text:p>8767</text:p>
          </table:table-cell>
          <table:table-cell table:style-name="ce22" office:value-type="float" office:value="622">
            <text:p>622</text:p>
          </table:table-cell>
          <table:table-cell table:number-columns-repeated="10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